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0fae2" officeooo:paragraph-rsid="0010fae2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normal" officeooo:rsid="0010fae2" officeooo:paragraph-rsid="0010fae2" style:font-weight-asian="normal" style:font-weight-complex="normal"/>
    </style:style>
    <style:style style:name="P3" style:family="paragraph" style:parent-style-name="Standard" style:list-style-name="L1">
      <style:paragraph-properties fo:line-height="150%"/>
      <style:text-properties fo:font-weight="normal" officeooo:rsid="00137f6d" officeooo:paragraph-rsid="00137f6d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weight="normal" officeooo:rsid="00137f6d" officeooo:paragraph-rsid="001b1de6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weight="normal" officeooo:rsid="001482ce" officeooo:paragraph-rsid="001482ce" style:font-weight-asian="normal" style:font-weight-complex="normal"/>
    </style:style>
    <style:style style:name="P6" style:family="paragraph" style:parent-style-name="Standard" style:list-style-name="L1">
      <style:paragraph-properties fo:line-height="150%"/>
      <style:text-properties fo:font-weight="normal" officeooo:rsid="00161c61" officeooo:paragraph-rsid="00161c61" style:font-weight-asian="normal" style:font-weight-complex="normal"/>
    </style:style>
    <style:style style:name="P7" style:family="paragraph" style:parent-style-name="Standard">
      <style:paragraph-properties fo:line-height="150%"/>
      <style:text-properties fo:font-weight="normal" officeooo:rsid="00161c61" officeooo:paragraph-rsid="001805bb" style:font-weight-asian="normal" style:font-weight-complex="normal"/>
    </style:style>
    <style:style style:name="P8" style:family="paragraph" style:parent-style-name="Standard">
      <style:paragraph-properties fo:line-height="150%"/>
      <style:text-properties fo:font-weight="normal" officeooo:rsid="001d1779" officeooo:paragraph-rsid="001d1779" style:font-weight-asian="normal" style:font-weight-complex="normal"/>
    </style:style>
    <style:style style:name="P9" style:family="paragraph" style:parent-style-name="Standard" style:list-style-name="L2">
      <style:paragraph-properties fo:line-height="150%"/>
      <style:text-properties officeooo:paragraph-rsid="001805bb"/>
    </style:style>
    <style:style style:name="P10" style:family="paragraph" style:parent-style-name="Standard">
      <style:paragraph-properties fo:line-height="150%"/>
      <style:text-properties officeooo:paragraph-rsid="001805bb"/>
    </style:style>
    <style:style style:name="P11" style:family="paragraph" style:parent-style-name="Standard">
      <style:paragraph-properties fo:line-height="150%"/>
      <style:text-properties officeooo:rsid="0019b64c" officeooo:paragraph-rsid="0019b64c"/>
    </style:style>
    <style:style style:name="P12" style:family="paragraph" style:parent-style-name="Standard">
      <style:paragraph-properties fo:line-height="150%"/>
      <style:text-properties officeooo:rsid="001b1de6" officeooo:paragraph-rsid="001b1de6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style:use-window-font-color="true" fo:language="pl" fo:country="PL"/>
    </style:style>
    <style:style style:name="T4" style:family="text">
      <style:text-properties style:use-window-font-color="true" fo:language="pl" fo:country="PL" fo:font-weight="bold" style:font-weight-asian="bold" style:font-weight-complex="bold"/>
    </style:style>
    <style:style style:name="T5" style:family="text">
      <style:text-properties style:use-window-font-color="true" fo:language="pl" fo:country="PL" fo:font-style="italic" style:font-style-asian="italic" style:font-style-complex="italic"/>
    </style:style>
    <style:style style:name="T6" style:family="text">
      <style:text-properties style:use-window-font-color="true" fo:language="pl" fo:country="P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use-window-font-color="true" fo:language="pl" fo:country="PL" fo:font-style="italic" fo:font-weight="normal" officeooo:rsid="001805bb" style:font-style-asian="italic" style:font-weight-asian="normal" style:font-style-complex="italic" style:font-weight-complex="normal"/>
    </style:style>
    <style:style style:name="T8" style:family="text">
      <style:text-properties style:use-window-font-color="true" fo:language="pl" fo:country="PL" officeooo:rsid="001805bb"/>
    </style:style>
    <style:style style:name="T9" style:family="text">
      <style:text-properties style:use-window-font-color="true" fo:language="pl" fo:country="P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fo:language="pl" fo:country="PL" fo:font-style="normal" fo:font-weight="normal" officeooo:rsid="001805bb" style:font-style-asian="normal" style:font-weight-asian="normal" style:font-style-complex="normal" style:font-weight-complex="normal"/>
    </style:style>
    <style:style style:name="T11" style:family="text">
      <style:text-properties style:use-window-font-color="true" fo:language="pl" fo:country="PL" fo:font-weight="normal" officeooo:rsid="00161c61" style:font-weight-asian="normal" style:font-weight-complex="normal"/>
    </style:style>
    <style:style style:name="T12" style:family="text">
      <style:text-properties style:use-window-font-color="true" fo:language="pl" fo:country="PL" fo:font-weight="normal" officeooo:rsid="001805bb" style:font-weight-asian="normal" style:font-weight-complex="normal"/>
    </style:style>
    <style:style style:name="T13" style:family="text">
      <style:text-properties officeooo:rsid="00161c6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 Symulacyjny model wymiennika</text:p>
      <text:p text:style-name="P1"/>
      <text:p text:style-name="P2">4.1 Opis symulacji oraz porównanie z wynikami docelowego eksperymentu</text:p>
      <text:p text:style-name="P2"/>
      <text:p text:style-name="P2">...</text:p>
      <text:p text:style-name="P1"/>
      <text:p text:style-name="P1"/>
      <text:p text:style-name="P2">4. 2 Opis realizacji komunikacji sieciowej</text:p>
      <text:p text:style-name="P2"/>
      <text:p text:style-name="P2">W celu komunikacji sieciowej użyto biblioteki PyModbus języka Python. </text:p>
      <text:p text:style-name="P4">Struktura programu odpowiadającego za komunikację była dwuczęściowa. <text:span text:style-name="T13">W głównym wątku wywołane były dwie funkcje dwóch różnych klas. </text:span></text:p>
      <text:p text:style-name="P4"/>
      <text:p text:style-name="P4">Jeden obiekt pełnił rolę odbiorcy (klasa <text:span text:style-name="T2">Server</text:span><text:span text:style-name="T1">) zawierającego bloki rejestrów i cewki</text:span><text:span text:style-name="T3">. Część odbiorcza pełniła </text:span><text:span text:style-name="T8">dwie </text:span><text:span text:style-name="T3">podstawowe funkcje:</text:span></text:p>
      <text:list xml:id="list218588340514509346" text:style-name="L1">
        <text:list-item>
          <text:p text:style-name="P3"><text:span text:style-name="T3">odczyt wartości wpisanych do rejestrów przez nadawców (zarówno wartości wielkości fizycznych do symulacji jak i aktualną wartość czas od dostawcy czasu)</text:span></text:p>
        </text:list-item>
        <text:list-item>
          <text:p text:style-name="P6"><text:span text:style-name="T3">ustawienie flagi </text:span><text:span text:style-name="T5">ready_to_send</text:span><text:span text:style-name="T3"> dla części nadawczej, która informowała o prawidłowym odczycie wartości i możliwości wykonania symulacji oraz wysłania wartości do odbiorców </text:span></text:p>
        </text:list-item>
      </text:list>
      <text:p text:style-name="P8">Inicjalizacja części odbiorczej polegała na zapewnieniu właściwego adresu IP oraz portu, a także zdefiniowaniu funkcji, która była wywoływana po każdej dostawie wartości czasu. Tą funkcją było ustawienie flagi <text:span text:style-name="T14">ready_to_send</text:span><text:span text:style-name="T15">.</text:span></text:p>
      <text:p text:style-name="P8"><text:span text:style-name="T15">Serwer pracował cały czas w osobnym wątku, po wywołaniu przez część nadawczą udostępniał odebrane dane.</text:span></text:p>
      <text:p text:style-name="P5"/>
      <text:p text:style-name="P7"><text:span text:style-name="T3">Druga część programu </text:span><text:span text:style-name="T8">(obiekt k</text:span><text:span text:style-name="T3">las</text:span><text:span text:style-name="T8">y </text:span><text:span text:style-name="T4">Sender</text:span><text:span text:style-name="T3">) </text:span><text:span text:style-name="T8">miała następujące zadania:</text:span></text:p>
      <text:list xml:id="list5704011472447566177" text:style-name="L2">
        <text:list-item>
          <text:p text:style-name="P9"><text:span text:style-name="T11">realizowała właściwą symulację pracy wymiennika</text:span></text:p>
        </text:list-item>
        <text:list-item>
          <text:p text:style-name="P9"><text:span text:style-name="T11">wysyła</text:span><text:span text:style-name="T12">nie</text:span><text:span text:style-name="T11"> odpowiednie wartości do zdefiniowanych odbiorców</text:span></text:p>
        </text:list-item>
        <text:list-item>
          <text:p text:style-name="P9"><text:span text:style-name="T11">u</text:span><text:span text:style-name="T12">stawienie flagi </text:span><text:span text:style-name="T7">ready_flag</text:span><text:span text:style-name="T10"> dla części odbiorczej, która informowała o gotowości do ponownego odebrania wartości czasu</text:span></text:p>
        </text:list-item>
      </text:list>
      <text:p text:style-name="P12"><text:span text:style-name="T10">P</text:span><text:span text:style-name="T9">o inicjalizacji obiektu oraz zdefiniowaniu listy odbiorców w postaci budynków, regulatora oraz loggera danych wywoływana była podstawowa funkcja odpowiedzialna za ciągły odbiór danych, symulację i wysyłanie.</text:span></text:p>
      <text:p text:style-name="P10"><text:span text:style-name="T11">W pierwszej kolejności następował odczyt wartości z rejestrów części odbiorczej. Jeżeli odbiornik dodatkowo ustawił flagę </text:span><text:span text:style-name="T7">ready_to_send, </text:span><text:span text:style-name="T10">wykonywana została symulacja dla okresu wyliczonego na </text:span><text:soft-page-break/><text:span text:style-name="T10">podstawie dwóch ostatnich wartości czasu. Następnie funkcja iterowała po wszystkich zdefiniowanych odbiorcach wymiennika i jeśli odbiorca był połączony to zapisywała odpowiednią wartość w jego rejestrze.</text:span></text:p>
      <text:p text:style-name="P11"><text:span text:style-name="T10">K</text:span><text:span text:style-name="T9">olejnym krokiem po wysłaniu wartości było anulowanie flagi </text:span><text:span text:style-name="T6">ready_to_send</text:span><text:span text:style-name="T9">, co oznaczało oczekiwanie na otrzymanie nowych wartości od części odbiorczej. Niezależnie czy zostało zrealizowane wysyłanie, kolejnym krokiem było ustawienie flagi </text:span><text:span text:style-name="T6">ready_flag </text:span><text:span text:style-name="T9">dla części odbiorczej, czyli gotowość zgłaszaną symulatorowi upływającego czasu. Na końcu funkcja tworzyła nowy wątek dla niej samej, co pozwalało zachować ciągłość wykonywania oper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2:14:48.827000000</meta:creation-date>
    <dc:date>2017-12-12T14:01:46.819000000</dc:date>
    <meta:editing-duration>PT1H1M2S</meta:editing-duration>
    <meta:editing-cycles>6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18" meta:word-count="318" meta:character-count="2470" meta:non-whitespace-character-count="2172"/>
  </office:meta>
</office:document-meta>
</file>